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2.4299in"/>
    </style:style>
    <style:style style:name="co3" style:family="table-column">
      <style:table-column-properties fo:break-before="auto" style:column-width="0.8016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1.070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9382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3.9602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Adwaita Sans" style:font-name-complex="Noto Sans Arabic"/>
    </style:style>
    <style:style style:name="ce3" style:family="table-cell" style:parent-style-name="Default">
      <style:text-properties style:font-name="DejaVu Serif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/>
        <table:table-row table:style-name="ro1">
          <table:table-cell office:value-type="string" calcext:value-type="string">
            <text:p>Item Count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Unit price $</text:p>
          </table:table-cell>
          <table:table-cell table:style-name="Default" office:value-type="string" calcext:value-type="string">
            <text:p>Total Price*</text:p>
          </table:table-cell>
          <table:table-cell office:value-type="string" calcext:value-type="string">
            <text:p>Price with discounts*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unning total $*</text:p>
          </table:table-cell>
          <table:table-cell office:value-type="string" calcext:value-type="string">
            <text:p>Running total with coupons*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Notes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i pico</text:p>
          </table:table-cell>
          <table:table-cell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office:value-type="string" calcext:value-type="string">
            <text:p><text:a xlink:href="https://www.adafruit.com/product/5525" xlink:type="simple">https://www.adafruit.com/product/5525</text:a></text:p>
          </table:table-cell>
          <table:table-cell table:formula="of:=ROUND(INDIRECT(&quot;R[0]C4&quot;; 0)*1.06;2)" office:value-type="float" office:value="5.3" calcext:value-type="float">
            <text:p>5.3</text:p>
          </table:table-cell>
          <table:table-cell table:formula="of:=ROUND(INDIRECT(&quot;R[0]C5&quot;; 0)*1.06;2)"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N4148-t50A diode</text:p>
          </table:table-cell>
          <table:table-cell table:style-name="ce3" office:value-type="float" office:value="0.0307" calcext:value-type="float">
            <text:p>0.0307</text:p>
          </table:table-cell>
          <table:table-cell table:formula="of:=ROUND(INDIRECT(&quot;R[0]C1&quot;; 0) * INDIRECT(&quot;R[0]C3&quot;; 0);2)" office:value-type="float" office:value="3.38" calcext:value-type="float">
            <text:p>3.38</text:p>
          </table:table-cell>
          <table:table-cell table:formula="of:=ROUND(INDIRECT(&quot;R[0]C1&quot;; 0) * INDIRECT(&quot;R[0]C3&quot;; 0);2)" office:value-type="float" office:value="3.38" calcext:value-type="float">
            <text:p>3.38</text:p>
          </table:table-cell>
          <table:table-cell table:style-name="ce1" office:value-type="string" calcext:value-type="string">
            <text:p><text:a xlink:href="https://www.lcsc.com/product-detail/C895215.html" xlink:type="simple">https://www.lcsc.com/product-detail/C895215.html</text:a></text:p>
          </table:table-cell>
          <table:table-cell table:formula="of:=ROUND(INDIRECT(&quot;R[0]C4&quot;; 0)*1.06;2)+INDIRECT(&quot;R[-1]C7&quot;; 0)" office:value-type="float" office:value="8.88" calcext:value-type="float">
            <text:p>8.88</text:p>
          </table:table-cell>
          <table:table-cell table:formula="of:=ROUND(INDIRECT(&quot;R[0]C5&quot;; 0)*1.06;2)+INDIRECT(&quot;R[-1]C8&quot;; 0)" office:value-type="float" office:value="8.88" calcext:value-type="float">
            <text:p>8.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s of 10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eycaps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printables.com/model/118708-simple-cherry-mx-keycap" xlink:type="simple">https://www.printables.com/model/118708-simple-cherry-mx-keycap</text:a></text:p>
          </table:table-cell>
          <table:table-cell table:formula="of:=ROUND(INDIRECT(&quot;R[0]C4&quot;; 0)*1.06;2)+INDIRECT(&quot;R[-1]C7&quot;; 0)" office:value-type="float" office:value="8.88" calcext:value-type="float">
            <text:p>8.88</text:p>
          </table:table-cell>
          <table:table-cell table:formula="of:=ROUND(INDIRECT(&quot;R[0]C5&quot;; 0)*1.06;2)+INDIRECT(&quot;R[-1]C8&quot;; 0)" office:value-type="float" office:value="8.88" calcext:value-type="float">
            <text:p>8.88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g each can print myself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utemu(Gaote) Blue Switches</text:p>
          </table:table-cell>
          <table:table-cell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style-name="ce1" office:value-type="string" calcext:value-type="string">
            <text:p><text:a xlink:href="https://www.amazon.com/gp/product/B0CBSL2Z75" xlink:type="simple">https://www.amazon.com/gp/product/B0CBSL2Z75</text:a></text:p>
          </table:table-cell>
          <table:table-cell table:formula="of:=ROUND(INDIRECT(&quot;R[0]C4&quot;; 0)*1.06;2)+INDIRECT(&quot;R[-1]C7&quot;; 0)" office:value-type="float" office:value="32.19" calcext:value-type="float">
            <text:p>32.19</text:p>
          </table:table-cell>
          <table:table-cell table:formula="of:=ROUND(INDIRECT(&quot;R[0]C5&quot;; 0)*1.06;2)+INDIRECT(&quot;R[-1]C8&quot;; 0)" office:value-type="float" office:value="32.19" calcext:value-type="float">
            <text:p>32.19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ack of 108 price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UROCK PCB mount stabalizers</text:p>
          </table:table-cell>
          <table:table-cell office:value-type="float" office:value="17.99" calcext:value-type="float">
            <text:p>17.99</text:p>
          </table:table-cell>
          <table:table-cell table:formula="of:=ROUND(INDIRECT(&quot;R[0]C1&quot;; 0) * INDIRECT(&quot;R[0]C3&quot;; 0);2)" office:value-type="float" office:value="17.99" calcext:value-type="float">
            <text:p>17.99</text:p>
          </table:table-cell>
          <table:table-cell table:formula="of:=ROUND(INDIRECT(&quot;R[0]C1&quot;; 0) * INDIRECT(&quot;R[0]C3&quot;; 0);2)" office:value-type="float" office:value="17.99" calcext:value-type="float">
            <text:p>17.99</text:p>
          </table:table-cell>
          <table:table-cell office:value-type="string" calcext:value-type="string">
            <text:p><text:a xlink:href="https://www.amazon.com/gp/product/B0B2RVN19F?psc=1" xlink:type="simple">https://www.amazon.com/gp/product/B0B2RVN19F?psc=1</text:a></text:p>
          </table:table-cell>
          <table:table-cell table:formula="of:=ROUND(INDIRECT(&quot;R[0]C4&quot;; 0)*1.06;2)+INDIRECT(&quot;R[-1]C7&quot;; 0)" office:value-type="float" office:value="51.26" calcext:value-type="float">
            <text:p>51.26</text:p>
          </table:table-cell>
          <table:table-cell table:formula="of:=ROUND(INDIRECT(&quot;R[0]C5&quot;; 0)*1.06;2)+INDIRECT(&quot;R[-1]C8&quot;; 0)" office:value-type="float" office:value="51.26" calcext:value-type="float">
            <text:p>51.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ll set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float" office:value="35.3" calcext:value-type="float">
            <text:p>35.3</text:p>
          </table:table-cell>
          <table:table-cell table:formula="of:=ROUND(INDIRECT(&quot;R[0]C1&quot;; 0) * INDIRECT(&quot;R[0]C3&quot;; 0);2)" office:value-type="float" office:value="35.3" calcext:value-type="float">
            <text:p>35.3</text:p>
          </table:table-cell>
          <table:table-cell table:formula="of:=ROUND(INDIRECT(&quot;R[0]C1&quot;; 0) * INDIRECT(&quot;R[0]C3&quot;; 0);2)" office:value-type="float" office:value="35.3" calcext:value-type="float">
            <text:p>35.3</text:p>
          </table:table-cell>
          <table:table-cell office:value-type="string" calcext:value-type="string">
            <text:p><text:a xlink:href="https://www.jlcpcb/" xlink:type="simple">https://www.jlcpcb</text:a>.com</text:p>
          </table:table-cell>
          <table:table-cell table:formula="of:=ROUND(INDIRECT(&quot;R[0]C4&quot;; 0)*1.06;2)+INDIRECT(&quot;R[-1]C7&quot;; 0)" office:value-type="float" office:value="88.68" calcext:value-type="float">
            <text:p>88.68</text:p>
          </table:table-cell>
          <table:table-cell table:formula="of:=ROUND(INDIRECT(&quot;R[0]C5&quot;; 0)*1.06;2)+INDIRECT(&quot;R[-1]C8&quot;; 0)" office:value-type="float" office:value="88.68" calcext:value-type="float">
            <text:p>88.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cpcb price is cheaper then pcbway before shipping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e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88.68" calcext:value-type="float">
            <text:p>88.68</text:p>
          </table:table-cell>
          <table:table-cell table:formula="of:=ROUND(INDIRECT(&quot;R[0]C5&quot;; 0)*1.06;2)+INDIRECT(&quot;R[-1]C8&quot;; 0)" office:value-type="float" office:value="88.68" calcext:value-type="float">
            <text:p>88.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nt my self/make out of cardboard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pping for PCB</text:p>
          </table:table-cell>
          <table:table-cell office:value-type="float" office:value="41.4" calcext:value-type="float">
            <text:p>41.4</text:p>
          </table:table-cell>
          <table:table-cell table:formula="of:=ROUND(INDIRECT(&quot;R[0]C1&quot;; 0) * INDIRECT(&quot;R[0]C3&quot;; 0);2)" office:value-type="float" office:value="41.4" calcext:value-type="float">
            <text:p>41.4</text:p>
          </table:table-cell>
          <table:table-cell table:formula="of:=ROUND(INDIRECT(&quot;R[0]C1&quot;; 0) * INDIRECT(&quot;R[0]C3&quot;; 0)-19.24;2)" office:value-type="float" office:value="22.16" calcext:value-type="float">
            <text:p>22.16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32.56" calcext:value-type="float">
            <text:p>132.56</text:p>
          </table:table-cell>
          <table:table-cell table:formula="of:=ROUND(INDIRECT(&quot;R[0]C5&quot;; 0)*1.06;2)+INDIRECT(&quot;R[-1]C8&quot;; 0)" office:value-type="float" office:value="112.17" calcext:value-type="float">
            <text:p>112.17</text:p>
          </table:table-cell>
          <table:table-cell/>
          <table:table-cell office:value-type="string" calcext:value-type="string">
            <text:p>First shipping cost is for DHL express second one is for GDL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key shipping and tarrifs</text:p>
          </table:table-cell>
          <table:table-cell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38.24" calcext:value-type="float">
            <text:p>138.24</text:p>
          </table:table-cell>
          <table:table-cell table:formula="of:=ROUND(INDIRECT(&quot;R[0]C5&quot;; 0)*1.06;2)+INDIRECT(&quot;R[-1]C8&quot;; 0)" office:value-type="float" office:value="117.85" calcext:value-type="float">
            <text:p>117.85</text:p>
          </table:table-cell>
          <table:table-cell/>
          <table:table-cell office:value-type="string" calcext:value-type="string">
            <text:p>±$5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fruit shipping</text:p>
          </table:table-cell>
          <table:table-cell office:value-type="float" office:value="5.72" calcext:value-type="float">
            <text:p>5.72</text:p>
          </table:table-cell>
          <table:table-cell table:formula="of:=ROUND(INDIRECT(&quot;R[0]C1&quot;; 0) * INDIRECT(&quot;R[0]C3&quot;; 0);2)" office:value-type="float" office:value="5.72" calcext:value-type="float">
            <text:p>5.72</text:p>
          </table:table-cell>
          <table:table-cell table:formula="of:=ROUND(INDIRECT(&quot;R[0]C1&quot;; 0) * INDIRECT(&quot;R[0]C3&quot;; 0);2)" office:value-type="float" office:value="5.72" calcext:value-type="float">
            <text:p>5.72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44.3" calcext:value-type="float">
            <text:p>144.3</text:p>
          </table:table-cell>
          <table:table-cell table:formula="of:=ROUND(INDIRECT(&quot;R[0]C5&quot;; 0)*1.06;2)+INDIRECT(&quot;R[-1]C8&quot;; 0)" office:value-type="float" office:value="123.91" calcext:value-type="float">
            <text:p>123.91</text:p>
          </table:table-cell>
          <table:table-cell table:number-columns-repeated="2"/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azon shipping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44.3" calcext:value-type="float">
            <text:p>144.3</text:p>
          </table:table-cell>
          <table:table-cell table:formula="of:=ROUND(INDIRECT(&quot;R[0]C5&quot;; 0)*1.06;2)+INDIRECT(&quot;R[-1]C8&quot;; 0)" office:value-type="float" office:value="123.91" calcext:value-type="float">
            <text:p>123.91</text:p>
          </table:table-cell>
          <table:table-cell/>
          <table:table-cell office:value-type="string" calcext:value-type="string">
            <text:p>over min amount for free shipping/have a 30 trial of amazon prime</text:p>
          </table:table-cell>
          <table:table-cell table:style-name="Default" table:number-columns-repeated="16374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 table:number-columns-repeated="16374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*Rounded to two decimal places</text:p>
          </table:table-cell>
          <table:table-cell table:number-columns-repeated="2"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16:29:11.3537516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7:02:51.344795253</meta:creation-date>
    <meta:editing-duration>P1DT13H14M33S</meta:editing-duration>
    <meta:editing-cycles>33</meta:editing-cycles>
    <meta:generator>LibreOffice/26.2.0.3$Linux_X86_64 LibreOffice_project/afbbd0df0edb6d40b450b0337ac646b0913a760c</meta:generator>
    <dc:date>2026-03-07T16:36:15.071173185</dc:date>
    <meta:document-statistic meta:table-count="1" meta:cell-count="115" meta:object-count="0"/>
  </office:meta>
</office:document-meta>
</file>